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7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12.86pt"/>
    </style:style>
    <style:style style:name="co4" style:family="table-column">
      <style:table-column-properties fo:break-before="auto" style:column-width="162.06pt"/>
    </style:style>
    <style:style style:name="co5" style:family="table-column">
      <style:table-column-properties fo:break-before="auto" style:column-width="66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Lieu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Centre Culturel Jacques Frank</text:p>
          </table:table-cell>
          <table:table-cell office:value-type="string" calcext:value-type="string">
            <text:p>13-19 juin 2015</text:p>
          </table:table-cell>
          <table:table-cell table:formula="of:=19-13+1" office:value-type="float" office:value="7" calcext:value-type="float">
            <text:p>7</text:p>
          </table:table-cell>
          <table:table-cell office:value-type="float" office:value="50.850402" calcext:value-type="float">
            <text:p>50.850402</text:p>
          </table:table-cell>
          <table:table-cell office:value-type="float" office:value="4.349639" calcext:value-type="float">
            <text:p>4.34963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ais</text:p>
          </table:table-cell>
          <table:table-cell office:value-type="string" calcext:value-type="string">
            <text:p>Bibliothèque de l’Université du Littoral-Côte d’Opale</text:p>
          </table:table-cell>
          <table:table-cell office:value-type="string" calcext:value-type="string">
            <text:p>2-17 décembre 2015</text:p>
          </table:table-cell>
          <table:table-cell table:formula="of:=17-2+1" office:value-type="float" office:value="16" calcext:value-type="float">
            <text:p>16</text:p>
          </table:table-cell>
          <table:table-cell office:value-type="float" office:value="50.951123" calcext:value-type="float">
            <text:p>50.951123</text:p>
          </table:table-cell>
          <table:table-cell office:value-type="float" office:value="1.860029" calcext:value-type="float">
            <text:p>1.8600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cueil</text:p>
          </table:table-cell>
          <table:table-cell office:value-type="string" calcext:value-type="string">
            <text:p>Anis gras</text:p>
          </table:table-cell>
          <table:table-cell office:value-type="string" calcext:value-type="string">
            <text:p>21 janvier- 6 février 2016</text:p>
          </table:table-cell>
          <table:table-cell office:value-type="float" office:value="17" calcext:value-type="float">
            <text:p>17</text:p>
          </table:table-cell>
          <table:table-cell office:value-type="float" office:value="48.804832" calcext:value-type="float">
            <text:p>48.804832</text:p>
          </table:table-cell>
          <table:table-cell office:value-type="float" office:value="2.334893" calcext:value-type="float">
            <text:p>2.33489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zzallo</text:p>
          </table:table-cell>
          <table:table-cell office:value-type="string" calcext:value-type="string">
            <text:p>Festival Sabir</text:p>
          </table:table-cell>
          <table:table-cell office:value-type="string" calcext:value-type="string">
            <text:p>10-14 mai 2016</text:p>
          </table:table-cell>
          <table:table-cell office:value-type="float" office:value="5" calcext:value-type="float">
            <text:p>5</text:p>
          </table:table-cell>
          <table:table-cell office:value-type="float" office:value="36.738274" calcext:value-type="float">
            <text:p>36.738274</text:p>
          </table:table-cell>
          <table:table-cell office:value-type="float" office:value="14.857545" calcext:value-type="float">
            <text:p>14.857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oitiers</text:p>
          </table:table-cell>
          <table:table-cell office:value-type="string" calcext:value-type="string">
            <text:p>30ème anniversaire du Laboratoire universitaire Migrinter</text:p>
          </table:table-cell>
          <table:table-cell office:value-type="string" calcext:value-type="string">
            <text:p>14 juin - 2 juillet 2016</text:p>
          </table:table-cell>
          <table:table-cell office:value-type="float" office:value="19" calcext:value-type="float">
            <text:p>19</text:p>
          </table:table-cell>
          <table:table-cell office:value-type="float" office:value="46.579796" calcext:value-type="float">
            <text:p>46.579796</text:p>
          </table:table-cell>
          <table:table-cell office:value-type="float" office:value="0.346357" calcext:value-type="float">
            <text:p>0.3463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abat</text:p>
          </table:table-cell>
          <table:table-cell office:value-type="string" calcext:value-type="string">
            <text:p>Fondation Orient Occident</text:p>
          </table:table-cell>
          <table:table-cell table:style-name="ce1" office:value-type="string" calcext:value-type="string">
            <text:p>16 novembre - 3 décembre 2016</text:p>
          </table:table-cell>
          <table:table-cell office:value-type="float" office:value="18" calcext:value-type="float">
            <text:p>18</text:p>
          </table:table-cell>
          <table:table-cell office:value-type="float" office:value="33.975178" calcext:value-type="float">
            <text:p>33.975178</text:p>
          </table:table-cell>
          <table:table-cell office:value-type="float" office:value="-6.851428" calcext:value-type="float">
            <text:p>-6.8514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vry</text:p>
          </table:table-cell>
          <table:table-cell office:value-type="string" calcext:value-type="string">
            <text:p>Bibliothèque Universitaire d’Evry-val-d’Essonne</text:p>
          </table:table-cell>
          <table:table-cell office:value-type="string" calcext:value-type="string">
            <text:p>9 février au 11 mars 2017</text:p>
          </table:table-cell>
          <table:table-cell office:value-type="float" office:value="31" calcext:value-type="float">
            <text:p>31</text:p>
          </table:table-cell>
          <table:table-cell office:value-type="float" office:value="48.628946" calcext:value-type="float">
            <text:p>48.628946</text:p>
          </table:table-cell>
          <table:table-cell office:value-type="float" office:value="2.44083" calcext:value-type="float">
            <text:p>2.440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trasbourg</text:p>
          </table:table-cell>
          <table:table-cell office:value-type="string" calcext:value-type="string">
            <text:p>Simultania</text:p>
          </table:table-cell>
          <table:table-cell office:value-type="string" calcext:value-type="string">
            <text:p>17 mars au 30 avril 2017</text:p>
          </table:table-cell>
          <table:table-cell office:value-type="float" office:value="45" calcext:value-type="float">
            <text:p>45</text:p>
          </table:table-cell>
          <table:table-cell office:value-type="float" office:value="48.573636" calcext:value-type="float">
            <text:p>48.573636</text:p>
          </table:table-cell>
          <table:table-cell office:value-type="float" office:value="7.756599" calcext:value-type="float">
            <text:p>7.7565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09:58:36.132317478</meta:creation-date>
    <dc:date>2017-04-12T10:44:44.391546046</dc:date>
    <meta:editing-duration>PT45M55S</meta:editing-duration>
    <meta:editing-cycles>29</meta:editing-cycles>
    <meta:generator>LibreOffice/5.1.6.2$Linux_X86_64 LibreOffice_project/10m0$Build-2</meta:generator>
    <meta:document-statistic meta:table-count="1" meta:cell-count="63" meta:object-count="0"/>
  </office:meta>
</office:document-meta>
</file>